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6cm" fo:min-width="31.6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895cm" fo:min-width="18.26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895cm" fo:min-width="10.34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6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326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4.32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4.322cm" fo:min-width="12.708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784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08cm" fo:min-width="3.784cm" fo:padding-top="0.142cm" fo:padding-bottom="0.142cm" fo:padding-left="0.267cm" fo:padding-right="0.26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224cm" fo:min-width="1.7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2.512cm" svg:height="3.556cm" svg:x="1.524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857cm" svg:height="11.241cm" svg:x="13.925cm" svg:y="0.5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1.937cm" svg:height="11.241cm" svg:x="1.525cm" svg:y="0.5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112cm" svg:height="1.778cm" svg:x="2.794cm" svg:y="2.54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.778cm" svg:y="7.874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26cm" svg:height="1.778cm" svg:x="8.128cm" svg:y="7.874cm">
          <text:p text:style-name="P2">eth0</text:p>
          <text:p text:style-name="P2">(e1000)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1.038cm" svg:x="3.048cm" svg:y="1.016cm">
          <draw:text-box>
            <text:p><text:span text:style-name="T1">DomU</text:span></text:p>
          </draw:text-box>
        </draw:frame>
        <draw:line draw:style-name="gr8" draw:text-style-name="P4" draw:layer="layout" svg:x1="1.525cm" svg:y1="6.08cm" svg:x2="13.462cm" svg:y2="6.08cm">
          <text:p/>
        </draw:line>
        <draw:line draw:style-name="gr8" draw:text-style-name="P4" draw:layer="layout" svg:x1="13.926cm" svg:y1="6.08cm" svg:x2="33.782cm" svg:y2="6.08cm">
          <text:p/>
        </draw:line>
        <draw:custom-shape draw:style-name="gr9" draw:text-style-name="P5" draw:layer="layout" svg:width="13.208cm" svg:height="4.572cm" svg:x="15.24cm" svg:y="1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20.078cm" svg:y="7.874cm">
          <text:p text:style-name="P2">vif1.0-emu</text:p>
          <text:p text:style-name="P2">(tap device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18cm" svg:height="1.27cm" svg:x="15.748cm" svg:y="3.556cm">
          <text:p text:style-name="P2">emulated </text:p>
          <text:p text:style-name="P2">e100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1.392cm" svg:x="18.548cm" svg:y="1.148cm">
          <text:p text:style-name="P2">emulated </text:p>
          <text:p text:style-name="P2">bridg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18cm" svg:height="1.27cm" svg:x="21.348cm" svg:y="3.548cm">
          <text:p text:style-name="P2">tap</text:p>
          <text:p text:style-name="P2">userspace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4.572cm" svg:y1="4.318cm" svg:x2="4.572cm" svg:y2="7.874cm">
          <text:p/>
        </draw:line>
        <draw:line draw:style-name="gr12" draw:text-style-name="P4" draw:layer="layout" svg:x1="6.604cm" svg:y1="8.89cm" svg:x2="8.128cm" svg:y2="8.89cm">
          <text:p/>
        </draw:line>
        <draw:frame draw:style-name="gr7" draw:text-style-name="P3" draw:layer="layout" svg:width="2.794cm" svg:height="1.038cm" svg:x="29.972cm" svg:y="1.502cm">
          <draw:text-box>
            <text:p><text:span text:style-name="T1">Dom0</text:span></text:p>
          </draw:text-box>
        </draw:frame>
        <draw:frame draw:style-name="gr13" draw:text-style-name="P6" draw:layer="layout" svg:width="3.936cm" svg:height="1.825cm" svg:x="24.13cm" svg:y="1.302cm">
          <draw:text-box>
            <text:p><text:span text:style-name="T2">qemu-dm</text:span></text:p>
          </draw:text-box>
        </draw:frame>
        <draw:line draw:style-name="gr12" draw:text-style-name="P4" draw:layer="layout" svg:x1="10.414cm" svg:y1="9.652cm" svg:x2="10.414cm" svg:y2="13.208cm">
          <text:p/>
        </draw:line>
        <draw:line draw:style-name="gr12" draw:text-style-name="P4" draw:layer="layout" svg:x1="10.414cm" svg:y1="13.208cm" svg:x2="17.526cm" svg:y2="13.208cm">
          <text:p/>
        </draw:line>
        <draw:line draw:style-name="gr12" draw:text-style-name="P4" draw:layer="layout" svg:x1="17.526cm" svg:y1="13.208cm" svg:x2="17.526cm" svg:y2="4.826cm">
          <text:p/>
        </draw:line>
        <draw:line draw:style-name="gr12" draw:text-style-name="P4" draw:layer="layout" svg:x1="18.288cm" svg:y1="3.556cm" svg:x2="19.304cm" svg:y2="2.54cm">
          <text:p/>
        </draw:line>
        <draw:line draw:style-name="gr12" draw:text-style-name="P4" draw:layer="layout" svg:x1="22.098cm" svg:y1="2.54cm" svg:x2="23.368cm" svg:y2="3.548cm">
          <text:p/>
        </draw:line>
        <draw:line draw:style-name="gr12" draw:text-style-name="P4" draw:layer="layout" svg:x1="23.368cm" svg:y1="4.818cm" svg:x2="23.368cm" svg:y2="7.874cm">
          <text:p/>
        </draw:line>
        <draw:custom-shape draw:style-name="gr5" draw:text-style-name="P1" draw:layer="layout" svg:width="4.826cm" svg:height="1.778cm" svg:x="26.878cm" svg:y="9.474cm">
          <text:p text:style-name="P2">xenbr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26.878cm" svg:y="6.674cm">
          <text:p text:style-name="P2">e1000e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4.904cm" svg:y1="9.398cm" svg:x2="26.878cm" svg:y2="10.668cm">
          <text:p/>
        </draw:line>
        <draw:line draw:style-name="gr12" draw:text-style-name="P4" draw:layer="layout" svg:x1="29.464cm" svg:y1="9.474cm" svg:x2="29.464cm" svg:y2="8.452cm">
          <text:p/>
        </draw:line>
        <draw:custom-shape draw:style-name="gr14" draw:text-style-name="P5" draw:layer="layout" svg:width="2.84cm" svg:height="0.946cm" svg:x="31.704cm" svg:y="7.1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3" draw:layer="layout" svg:width="7.366cm" svg:height="2.612cm" svg:x="1.778cm" svg:y="12.882cm">
          <draw:text-box>
            <text:p><text:span text:style-name="T1">Xen Hypervisor</text:span></text:p>
          </draw:text-box>
        </draw:frame>
        <draw:frame draw:style-name="gr16" draw:text-style-name="P7" draw:layer="layout" svg:width="4.443cm" svg:height="0.962cm" svg:x="11.684cm" svg:y="13.516cm">
          <draw:text-box>
            <text:p>event channel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09T13:31:09.175168809</dc:date>
    <meta:editing-duration>PT3H6M16S</meta:editing-duration>
    <meta:editing-cycles>196</meta:editing-cycles>
    <meta:generator>LibreOffice/5.1.4.2$Linux_X86_64 LibreOffice_project/10m0$Build-2</meta:generator>
    <meta:document-statistic meta:object-count="54"/>
  </office:meta>
</office:document-meta>
</file>